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/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4"/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2" table:number-columns-repeated="16" table:default-cell-style-name="Default"/>
        <table:table-row table:style-name="ro1">
          <table:table-cell table:style-name="ce1" table:number-columns-repeated="4"/>
          <table:table-cell table:style-name="ce20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Space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Pony</text:p>
          </table:table-cell>
          <table:covered-table-cell table:number-columns-repeated="3" table:style-name="ce20"/>
          <table:table-cell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/>
        </table:table-row>
        <table:table-row table:style-name="ro1">
          <table:table-cell office:value-type="string" calcext:value-type="string">
            <text:p>RGB LED</text:p>
          </table:table-cell>
          <table:table-cell table:style-name="ce2"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1" office:value-type="currency" office:currency="USD" office:value="0.1143" calcext:value-type="currency">
            <text:p>$0.11</text:p>
          </table:table-cell>
          <table:table-cell table:style-name="ce21" table:formula="of:=[.E3]*[.F3]*[.G3]" office:value-type="currency" office:currency="USD" office:value="5.715" calcext:value-type="currency">
            <text:p>$5.7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998" calcext:value-type="float">
            <text:p>0.0998</text:p>
          </table:table-cell>
          <table:table-cell table:formula="of:=[.I3]*[.J3]*[.K3]" office:value-type="float" office:value="49.9" calcext:value-type="float">
            <text:p>49.9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.0933" calcext:value-type="float">
            <text:p>0.0933</text:p>
          </table:table-cell>
          <table:table-cell table:formula="of:=[.M3]*[.N3]*[.O3]" office:value-type="float" office:value="233.25" calcext:value-type="float">
            <text:p>233.25</text:p>
          </table:table-cell>
          <table:table-cell/>
        </table:table-row>
        <table:table-row table:style-name="ro1">
          <table:table-cell office:value-type="string" calcext:value-type="string">
            <text:p>SMT LED (blue)</text:p>
          </table:table-cell>
          <table:table-cell table:style-name="ce2" office:value-type="string" calcext:value-type="string">
            <text:p>BL-HB337A-AV-TRB</text:p>
          </table:table-cell>
          <table:table-cell/>
          <table:table-cell office:value-type="string" calcext:value-type="string">
            <text:p><text:a xlink:href="https://jlcpcb.com/partdetail/177360-BL_HB337A_AVTRB/C165977" xlink:type="simple">https://jlcpcb.com/partdetail/177360-BL_HB337A_AVTRB/C165977</text:a></text:p>
          </table:table-cell>
          <table:table-cell table:number-columns-repeated="3"/>
          <table:table-cell table:formula="of:=[.E4]*[.F4]*[.G4]" office:value-type="float" office:value="0" calcext:value-type="float">
            <text:p>0</text:p>
          </table:table-cell>
          <table:table-cell table:number-columns-repeated="3"/>
          <table:table-cell table:formula="of:=[.I4]*[.J4]*[.K4]" office:value-type="float" office:value="0" calcext:value-type="float">
            <text:p>0</text:p>
          </table:table-cell>
          <table:table-cell table:number-columns-repeated="3"/>
          <table:table-cell table:formula="of:=[.M4]*[.N4]*[.O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cessor</text:p>
          </table:table-cell>
          <table:table-cell table:style-name="ce2"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48" calcext:value-type="float">
            <text:p>0.4448</text:p>
          </table:table-cell>
          <table:table-cell table:formula="of:=[.I5]*[.J5]*[.K5]" office:value-type="float" office:value="22.24" calcext:value-type="float">
            <text:p>22.2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M5]*[.N5]*[.O5]" office:value-type="float" office:value="98.075" calcext:value-type="float">
            <text:p>98.075</text:p>
          </table:table-cell>
          <table:table-cell/>
        </table:table-row>
        <table:table-row table:style-name="ro1">
          <table:table-cell office:value-type="string" calcext:value-type="string">
            <text:p>LiPo Charger</text:p>
          </table:table-cell>
          <table:table-cell table:style-name="ce2" office:value-type="string" calcext:value-type="string">
            <text:p>MCP73831T-2ACI/OT</text:p>
          </table:table-cell>
          <table:table-cell/>
          <table:table-cell office:value-type="string" calcext:value-type="string">
            <text:p><text:a xlink:href="https://jlcpcb.com/partdetail/MicrochipTech-MCP73831T_2ACIOT/C424093" xlink:type="simple">https://jlcpcb.com/partdetail/MicrochipTech-MCP73831T_2ACIOT/C424093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088" calcext:value-type="float">
            <text:p>0.7088</text:p>
          </table:table-cell>
          <table:table-cell table:formula="of:=[.E6]*[.F6]*[.G6]" office:value-type="float" office:value="3.544" calcext:value-type="float">
            <text:p>3.544</text:p>
          </table:table-cell>
          <table:table-cell table:number-columns-repeated="3"/>
          <table:table-cell table:formula="of:=[.I6]*[.J6]*[.K6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4587" calcext:value-type="float">
            <text:p>0.4587</text:p>
          </table:table-cell>
          <table:table-cell table:formula="of:=[.M6]*[.N6]*[.O6]" office:value-type="float" office:value="114.675" calcext:value-type="float">
            <text:p>114.675</text:p>
          </table:table-cell>
          <table:table-cell/>
        </table:table-row>
        <table:table-row table:style-name="ro1">
          <table:table-cell office:value-type="string" calcext:value-type="string">
            <text:p>Power Switch</text:p>
          </table:table-cell>
          <table:table-cell table:style-name="ce2" office:value-type="string" calcext:value-type="string">
            <text:p>SS-3390S-L1</text:p>
          </table:table-cell>
          <table:table-cell/>
          <table:table-cell office:value-type="string" calcext:value-type="string">
            <text:p><text:a xlink:href="https://jlcpcb.com/partdetail/XkbConnectivity-SS_3390SL1/C318998" xlink:type="simple">https://jlcpcb.com/partdetail/XkbConnectivity-SS_3390SL1/C318998</text:a></text:p>
          </table:table-cell>
          <table:table-cell table:number-columns-repeated="3"/>
          <table:table-cell table:formula="of:=[.E7]*[.F7]*[.G7]" office:value-type="float" office:value="0" calcext:value-type="float">
            <text:p>0</text:p>
          </table:table-cell>
          <table:table-cell table:number-columns-repeated="3"/>
          <table:table-cell table:formula="of:=[.I7]*[.J7]*[.K7]" office:value-type="float" office:value="0" calcext:value-type="float">
            <text:p>0</text:p>
          </table:table-cell>
          <table:table-cell table:number-columns-repeated="3"/>
          <table:table-cell table:formula="of:=[.M7]*[.N7]*[.O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table:number-columns-repeated="3"/>
          <table:table-cell table:formula="of:=[.I8]*[.J8]*[.K8]" office:value-type="float" office:value="0" calcext:value-type="float">
            <text:p>0</text:p>
          </table:table-cell>
          <table:table-cell table:number-columns-repeated="3"/>
          <table:table-cell table:formula="of:=[.M8]*[.N8]*[.O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table:style-name="ce2"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105" calcext:value-type="float">
            <text:p>0.105</text:p>
          </table:table-cell>
          <table:table-cell table:formula="of:=[.I9]*[.J9]*[.K9]" office:value-type="float" office:value="5.25" calcext:value-type="float">
            <text:p>5.2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M9]*[.N9]*[.O9]" office:value-type="float" office:value="23.25" calcext:value-type="float">
            <text:p>23.25</text:p>
          </table:table-cell>
          <table:table-cell/>
        </table:table-row>
        <table:table-row table:style-name="ro1">
          <table:table-cell office:value-type="string" calcext:value-type="string">
            <text:p>microphone</text:p>
          </table:table-cell>
          <table:table-cell table:style-name="ce2"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3" office:value-type="currency" office:currency="USD" office:value="0.1495" calcext:value-type="currency">
            <text:p>$0.15</text:p>
          </table:table-cell>
          <table:table-cell table:style-name="ce21" table:formula="of:=[.E10]*[.F10]*[.G10]" office:value-type="currency" office:currency="USD" office:value="0.7475" calcext:value-type="currency">
            <text:p>$0.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3" office:value-type="currency" office:currency="USD" office:value="0.1213" calcext:value-type="currency">
            <text:p>$0.12</text:p>
          </table:table-cell>
          <table:table-cell table:style-name="ce21" table:formula="of:=[.I10]*[.J10]*[.K10]" office:value-type="currency" office:currency="USD" office:value="6.065" calcext:value-type="currency">
            <text:p>$6.0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1092" calcext:value-type="float">
            <text:p>0.1092</text:p>
          </table:table-cell>
          <table:table-cell table:formula="of:=[.M10]*[.N10]*[.O10]" office:value-type="float" office:value="27.3" calcext:value-type="float">
            <text:p>27.3</text:p>
          </table:table-cell>
          <table:table-cell/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2"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3214" calcext:value-type="float">
            <text:p>0.3214</text:p>
          </table:table-cell>
          <table:table-cell table:formula="of:=[.E11]*[.F11]*[.G11]" office:value-type="float" office:value="1.607" calcext:value-type="float">
            <text:p>1.607</text:p>
          </table:table-cell>
          <table:table-cell table:number-columns-repeated="3"/>
          <table:table-cell table:formula="of:=[.I11]*[.J11]*[.K11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M11]*[.N11]*[.O11]" office:value-type="float" office:value="57.65" calcext:value-type="float">
            <text:p>57.65</text:p>
          </table:table-cell>
          <table:table-cell table:style-name="ce17"/>
        </table:table-row>
        <table:table-row table:style-name="ro1">
          <table:table-cell table:number-columns-repeated="7"/>
          <table:table-cell table:formula="of:=[.E12]*[.F12]*[.G12]" office:value-type="float" office:value="0" calcext:value-type="float">
            <text:p>0</text:p>
          </table:table-cell>
          <table:table-cell table:number-columns-repeated="3"/>
          <table:table-cell table:formula="of:=[.I12]*[.J12]*[.K12]" office:value-type="float" office:value="0" calcext:value-type="float">
            <text:p>0</text:p>
          </table:table-cell>
          <table:table-cell table:number-columns-repeated="3"/>
          <table:table-cell table:formula="of:=[.M12]*[.N12]*[.O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]*[.F13]*[.G13]" office:value-type="float" office:value="2" calcext:value-type="float">
            <text:p>2</text:p>
          </table:table-cell>
          <table:table-cell table:number-columns-repeated="3"/>
          <table:table-cell table:formula="of:=[.I13]*[.J13]*[.K13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3.84" calcext:value-type="float">
            <text:p>273.84</text:p>
          </table:table-cell>
          <table:table-cell table:formula="of:=[.M13]*[.N13]*[.O13]" office:value-type="float" office:value="273.84" calcext:value-type="float">
            <text:p>273.84</text:p>
          </table:table-cell>
          <table:table-cell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7.62" calcext:value-type="float">
            <text:p>57.62</text:p>
          </table:table-cell>
          <table:table-cell table:formula="of:=[.E14]*[.F14]*[.G14]" office:value-type="float" office:value="57.62" calcext:value-type="float">
            <text:p>57.62</text:p>
          </table:table-cell>
          <table:table-cell table:number-columns-repeated="3"/>
          <table:table-cell table:formula="of:=[.I14]*[.J14]*[.K1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.51" calcext:value-type="float">
            <text:p>111.51</text:p>
          </table:table-cell>
          <table:table-cell table:formula="of:=[.M14]*[.N14]*[.O14]" office:value-type="float" office:value="111.51" calcext:value-type="float">
            <text:p>111.51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-3.755" calcext:value-type="float">
            <office:annotation draw:style-name="gr1" draw:text-style-name="P2" svg:width="1.1413in" svg:height="0.8567in" svg:x="6.8126in" svg:y="1.8984in" draw:caption-point-x="-0.2402in" draw:caption-point-y="0.5945in">
              <dc:date>2023-06-18T00:00:00</dc:date>
              <text:p text:style-name="P1"><text:span text:style-name="T1">$9 discount; also using bulk-ordered parts, which are cheaper</text:span></text:p>
            </office:annotation>
            <text:p>-3.755</text:p>
          </table:table-cell>
          <table:table-cell table:formula="of:=[.E15]*[.F15]*[.G15]" office:value-type="float" office:value="-3.755" calcext:value-type="float">
            <text:p>-3.755</text:p>
          </table:table-cell>
          <table:table-cell table:number-columns-repeated="3"/>
          <table:table-cell table:formula="of:=[.I15]*[.J15]*[.K15]" office:value-type="float" office:value="0" calcext:value-type="float">
            <text:p>0</text:p>
          </table:table-cell>
          <table:table-cell table:number-columns-repeated="3"/>
          <table:table-cell table:formula="of:=[.M15]*[.N15]*[.O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16]*[.F16]*[.G16]" office:value-type="float" office:value="0" calcext:value-type="float">
            <text:p>0</text:p>
          </table:table-cell>
          <table:table-cell table:number-columns-repeated="3"/>
          <table:table-cell table:formula="of:=[.I16]*[.J16]*[.K16]" office:value-type="float" office:value="0" calcext:value-type="float">
            <text:p>0</text:p>
          </table:table-cell>
          <table:table-cell table:number-columns-repeated="3"/>
          <table:table-cell table:formula="of:=[.M16]*[.N16]*[.O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me Battery</text:p>
          </table:table-cell>
          <table:table-cell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7]*[.F17]*[.G17]" office:value-type="float" office:value="0" calcext:value-type="float">
            <text:p>0</text:p>
          </table:table-cell>
          <table:table-cell table:number-columns-repeated="3"/>
          <table:table-cell table:formula="of:=[.I17]*[.J17]*[.K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59" calcext:value-type="float">
            <text:p>7.59</text:p>
          </table:table-cell>
          <table:table-cell table:formula="of:=[.M17]*[.N17]*[.O17]" office:value-type="float" office:value="227.7" calcext:value-type="float">
            <text:p>227.7</text:p>
          </table:table-cell>
          <table:table-cell/>
        </table:table-row>
        <table:table-row table:style-name="ro1">
          <table:table-cell office:value-type="string" calcext:value-type="string">
            <text:p>THT LED</text:p>
          </table:table-cell>
          <table:table-cell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.74" calcext:value-type="float">
            <text:p>2.74</text:p>
          </table:table-cell>
          <table:table-cell table:formula="of:=[.I18]*[.J18]*[.K18]" office:value-type="float" office:value="32.88" calcext:value-type="float">
            <text:p>32.88</text:p>
          </table:table-cell>
          <table:table-cell table:number-columns-repeated="3"/>
          <table:table-cell table:formula="of:=[.M18]*[.N18]*[.O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19]*[.F19]*[.G19]" office:value-type="float" office:value="0" calcext:value-type="float">
            <text:p>0</text:p>
          </table:table-cell>
          <table:table-cell table:number-columns-repeated="3"/>
          <table:table-cell office:value-type="float" office:value="2.19" calcext:value-type="float">
            <text:p>2.19</text:p>
          </table:table-cell>
          <table:table-cell table:number-columns-repeated="3"/>
          <table:table-cell table:formula="of:=[.M19]*[.N19]*[.O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lat Battery</text:p>
          </table:table-cell>
          <table:table-cell office:value-type="float" office:value="502540" calcext:value-type="float">
            <text:p>502540</text:p>
          </table:table-cell>
          <table:table-cell/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20]*[.F20]*[.G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79" calcext:value-type="float">
            <text:p>8.79</text:p>
          </table:table-cell>
          <table:table-cell table:formula="of:=[.I20]*[.J20]*[.K20]" office:value-type="float" office:value="87.9" calcext:value-type="float">
            <text:p>87.9</text:p>
          </table:table-cell>
          <table:table-cell table:number-columns-repeated="3"/>
          <table:table-cell table:formula="of:=[.M20]*[.N20]*[.O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toboar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go Pin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3]*[.F23]*[.G23]" office:value-type="float" office:value="0" calcext:value-type="float">
            <text:p>0</text:p>
          </table:table-cell>
          <table:table-cell table:number-columns-repeated="3"/>
          <table:table-cell office:value-type="float" office:value="73.68" calcext:value-type="float">
            <text:p>73.68</text:p>
          </table:table-cell>
          <table:table-cell table:number-columns-repeated="3"/>
          <table:table-cell table:formula="of:=[.M23]*[.N23]*[.O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24]*[.F24]*[.G24]" office:value-type="float" office:value="0" calcext:value-type="float">
            <text:p>0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3"/>
          <table:table-cell table:formula="of:=[.M24]*[.N24]*[.O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rylic</text:p>
          </table:table-cell>
          <table:table-cell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*[.G25]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.42" calcext:value-type="float">
            <text:p>15.42</text:p>
          </table:table-cell>
          <table:table-cell table:formula="of:=[.I25]*[.J25]*[.K25]" office:value-type="float" office:value="92.52" calcext:value-type="float">
            <text:p>92.52</text:p>
          </table:table-cell>
          <table:table-cell table:number-columns-repeated="3"/>
          <table:table-cell table:formula="of:=[.M25]*[.N25]*[.O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6]*[.F26]*[.G26]" office:value-type="float" office:value="0" calcext:value-type="float">
            <text:p>0</text:p>
          </table:table-cell>
          <table:table-cell table:number-columns-repeated="3"/>
          <table:table-cell table:formula="of:=[.I26]*[.J26]*[.K26]" office:value-type="float" office:value="0" calcext:value-type="float">
            <text:p>0</text:p>
          </table:table-cell>
          <table:table-cell table:number-columns-repeated="3"/>
          <table:table-cell table:formula="of:=[.M26]*[.N26]*[.O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27]*[.F27]*[.G27]" office:value-type="float" office:value="0" calcext:value-type="float">
            <text:p>0</text:p>
          </table:table-cell>
          <table:table-cell table:number-columns-repeated="3"/>
          <table:table-cell table:formula="of:=[.I27]*[.J27]*[.K27]" office:value-type="float" office:value="0" calcext:value-type="float">
            <text:p>0</text:p>
          </table:table-cell>
          <table:table-cell table:number-columns-repeated="3"/>
          <table:table-cell table:formula="of:=[.M27]*[.N27]*[.O2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6"/>
          <table:table-cell table:formula="of:=[.E28]*[.F28]*[.G2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I28]*[.J28]*[.K28]" office:value-type="float" office:value="1000" calcext:value-type="float">
            <text:p>1000</text:p>
          </table:table-cell>
          <table:table-cell table:number-columns-repeated="3"/>
          <table:table-cell table:formula="of:=[.M28]*[.N28]*[.O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29]*[.F29]*[.G29]" office:value-type="float" office:value="33" calcext:value-type="float">
            <text:p>33</text:p>
          </table:table-cell>
          <table:table-cell table:number-columns-repeated="3"/>
          <table:table-cell table:formula="of:=[.I29]*[.J29]*[.K2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9]*[.N29]*[.O29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0]*[.F30]*[.G30]" office:value-type="float" office:value="0" calcext:value-type="float">
            <text:p>0</text:p>
          </table:table-cell>
          <table:table-cell table:number-columns-repeated="3"/>
          <table:table-cell table:formula="of:=[.I30]*[.J30]*[.K30]" office:value-type="float" office:value="0" calcext:value-type="float">
            <text:p>0</text:p>
          </table:table-cell>
          <table:table-cell table:number-columns-repeated="3"/>
          <table:table-cell table:formula="of:=[.M30]*[.N30]*[.O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table:formula="of:=[.E31]*[.F31]*[.G31]" office:value-type="float" office:value="0" calcext:value-type="float">
            <text:p>0</text:p>
          </table:table-cell>
          <table:table-cell table:number-columns-repeated="3"/>
          <table:table-cell table:formula="of:=[.I31]*[.J31]*[.K31]" office:value-type="float" office:value="0" calcext:value-type="float">
            <text:p>0</text:p>
          </table:table-cell>
          <table:table-cell table:number-columns-repeated="3"/>
          <table:table-cell table:formula="of:=[.M31]*[.N31]*[.O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2]*[.F32]*[.G32]" office:value-type="float" office:value="0" calcext:value-type="float">
            <text:p>0</text:p>
          </table:table-cell>
          <table:table-cell table:number-columns-repeated="3"/>
          <table:table-cell table:formula="of:=[.I32]*[.J32]*[.K32]" office:value-type="float" office:value="0" calcext:value-type="float">
            <text:p>0</text:p>
          </table:table-cell>
          <table:table-cell table:number-columns-repeated="3"/>
          <table:table-cell table:formula="of:=[.M32]*[.N32]*[.O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3]*[.F33]*[.G33]" office:value-type="float" office:value="0" calcext:value-type="float">
            <text:p>0</text:p>
          </table:table-cell>
          <table:table-cell table:number-columns-repeated="3"/>
          <table:table-cell table:formula="of:=[.I33]*[.J33]*[.K33]" office:value-type="float" office:value="0" calcext:value-type="float">
            <text:p>0</text:p>
          </table:table-cell>
          <table:table-cell table:number-columns-repeated="3"/>
          <table:table-cell table:formula="of:=[.M33]*[.N33]*[.O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3])" office:value-type="float" office:value="106.12" calcext:value-type="float">
            <text:p>106.12</text:p>
          </table:table-cell>
          <table:table-cell table:number-columns-repeated="3"/>
          <table:table-cell table:formula="of:=SUM([.L3:.L33])" office:value-type="float" office:value="1372.625" calcext:value-type="float">
            <text:p>1372.625</text:p>
          </table:table-cell>
          <table:table-cell table:number-columns-repeated="3"/>
          <table:table-cell table:formula="of:=SUM([.P3:.P33])" office:value-type="float" office:value="1239.25" calcext:value-type="float">
            <text:p>1239.25</text:p>
          </table:table-cell>
          <table:table-cell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5:.P35])" office:value-type="float" office:value="2717.995" calcext:value-type="float">
            <text:p>2717.99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6]/[.H38]" office:value-type="float" office:value="67.949875" calcext:value-type="float">
            <text:p>67.949875</text:p>
          </table:table-cell>
          <table:table-cell table:formula="of:=[.M3]/[.H38]" office:value-type="float" office:value="6.25" calcext:value-type="float">
            <text:p>6.25</text:p>
          </table:table-cell>
          <table:table-cell table:number-columns-repeated="8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archive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25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25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2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2" table:default-cell-style-name="Default"/>
        <table:table-column table:style-name="co2" table:default-cell-style-name="ce21"/>
        <table:table-column table:style-name="co2" table:number-columns-repeated="16382" table:default-cell-style-name="Default"/>
        <table:table-row table:style-name="ro1">
          <table:table-cell table:style-name="ce26" office:value-type="string" calcext:value-type="string">
            <text:p>Female 2*3</text:p>
          </table:table-cell>
          <table:table-cell table:style-name="ce26" office:value-type="string" calcext:value-type="string">
            <text:p>DW254S-22-06-85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0.1511" calcext:value-type="float">
            <text:p>0.1511</text:p>
          </table:table-cell>
          <table:table-cell table:style-name="ce26" table:formula="of:=[.E1]*[.F1]*[.G1]" office:value-type="float" office:value="0.7555" calcext:value-type="float">
            <text:p>0.7555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float" office:value="0.1211" calcext:value-type="float">
            <text:p>0.1211</text:p>
          </table:table-cell>
          <table:table-cell table:style-name="ce26" table:formula="of:=[.I1]*[.J1]*[.K1]" office:value-type="float" office:value="6.055" calcext:value-type="float">
            <text:p>6.055</text:p>
          </table:table-cell>
          <table:table-cell table:style-name="ce26" table:number-columns-repeated="3"/>
          <table:table-cell table:style-name="ce26" table:formula="of:=[.M1]*[.N1]*[.O1]" office:value-type="float" office:value="0" calcext:value-type="float">
            <text:p>0</text:p>
          </table:table-cell>
          <table:table-cell table:style-name="ce26" office:value-type="string" calcext:value-type="string">
            <text:p>schedule impact? Non-stock</text:p>
          </table:table-cell>
          <table:table-cell table:style-name="ce26" table:number-columns-repeated="16367"/>
        </table:table-row>
        <table:table-row table:style-name="ro1">
          <table:table-cell table:style-name="ce26" office:value-type="string" calcext:value-type="string">
            <text:p>Male 2*3</text:p>
          </table:table-cell>
          <table:table-cell table:style-name="ce26" office:value-type="string" calcext:value-type="string">
            <text:p>X6521WVS-2x03H-C60D74</text:p>
          </table:table-cell>
          <table:table-cell table:style-name="ce26" table:number-columns-repeated="5"/>
          <table:table-cell table:style-name="ce26" table:formula="of:=[.E2]*[.F2]*[.G2]" office:value-type="float" office:value="0" calcext:value-type="float">
            <text:p>0</text:p>
          </table:table-cell>
          <table:table-cell table:style-name="ce26" table:number-columns-repeated="3"/>
          <table:table-cell table:style-name="ce26" table:formula="of:=[.I2]*[.J2]*[.K2]" office:value-type="float" office:value="0" calcext:value-type="float">
            <text:p>0</text:p>
          </table:table-cell>
          <table:table-cell table:style-name="ce26" table:number-columns-repeated="3"/>
          <table:table-cell table:style-name="ce26" table:formula="of:=[.M2]*[.N2]*[.O2]" office:value-type="float" office:value="0" calcext:value-type="float">
            <text:p>0</text:p>
          </table:table-cell>
          <table:table-cell table:style-name="ce26" office:value-type="string" calcext:value-type="string">
            <text:p>schedule impact? Non-stock</text:p>
          </table:table-cell>
          <table:table-cell table:style-name="ce26" table:number-columns-repeated="16367"/>
        </table:table-row>
        <table:table-row table:style-name="ro1">
          <table:table-cell table:style-name="ce26" office:value-type="string" calcext:value-type="string">
            <text:p>Battery Holder</text:p>
          </table:table-cell>
          <table:table-cell table:style-name="ce26" table:number-columns-repeated="2"/>
          <table:table-cell table:style-name="ce26" office:value-type="string" calcext:value-type="string">
            <text:p>https://www.aliexpress.us/item/2255800087009710.html</text:p>
          </table:table-cell>
          <table:table-cell table:style-name="ce26" table:number-columns-repeated="3"/>
          <table:table-cell table:style-name="ce26" table:formula="of:=[.E3]*[.F3]*[.G3]" office:value-type="float" office:value="0" calcext:value-type="float">
            <text:p>0</text:p>
          </table:table-cell>
          <table:table-cell table:style-name="ce26" table:number-columns-repeated="3"/>
          <table:table-cell table:style-name="ce26" table:formula="of:=[.I3]*[.J3]*[.K3]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9.19" calcext:value-type="float">
            <text:p>19.19</text:p>
          </table:table-cell>
          <table:table-cell table:style-name="ce26" table:formula="of:=[.M3]*[.N3]*[.O3]" office:value-type="float" office:value="57.57" calcext:value-type="float">
            <text:p>57.57</text:p>
          </table:table-cell>
          <table:table-cell table:style-name="ce26" table:number-columns-repeated="16368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PCB Price</text:p>
          </table:table-cell>
          <table:table-cell table:style-name="Default"/>
          <table:table-cell/>
          <table:table-cell office:value-type="string" calcext:value-type="string">
            <text:p>Qty 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gineering fee: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Covering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Finish:</text:p>
          </table:table-cell>
          <table:table-cell office:value-type="currency" office:currency="USD" office:value="59" calcext:value-type="currency">
            <text:p>$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ellated Holes:</text:p>
          </table:table-cell>
          <table:table-cell office:value-type="currency" office:currency="USD" office:value="102.7" calcext:value-type="currency">
            <text:p>$1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: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:</text:p>
          </table:table-cell>
          <table:table-cell office:value-type="currency" office:currency="USD" office:value="102.2" calcext:value-type="currency">
            <text:p>$10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Production file:</text:p>
          </table:table-cell>
          <table:table-cell office:value-type="currency" office:currency="USD" office:value="0.44" calcext:value-type="currency">
            <text:p>$0.44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27" office:value-type="string" calcext:value-type="string">
            <text:p>Standard PCBA Price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Setup Fee: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ncil:</text:p>
          </table:table-cell>
          <table:table-cell office:value-type="currency" office:currency="USD" office:value="8.09" calcext:value-type="currency">
            <text:p>$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Size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22" office:value-type="string" calcext:value-type="string">
            <text:p>Components(9 items): </text:p>
          </table:table-cell>
          <table:table-cell table:style-name="ce23" office:value-type="currency" office:currency="USD" office:value="839.52" calcext:value-type="currency">
            <text:p>$839.52</text:p>
          </table:table-cell>
          <table:table-cell table:number-columns-repeated="16382"/>
        </table:table-row>
        <table:table-row table:style-name="ro2">
          <table:table-cell table:style-name="ce22" office:value-type="string" calcext:value-type="string">
            <text:p>Feeders Loading fee: </text:p>
          </table:table-cell>
          <table:table-cell table:style-name="ce23" office:value-type="currency" office:currency="USD" office:value="11.65" calcext:value-type="currency">
            <text:p>$11.65</text:p>
          </table:table-cell>
          <table:table-cell table:number-columns-repeated="16382"/>
        </table:table-row>
        <table:table-row table:style-name="ro2">
          <table:table-cell table:style-name="ce22" office:value-type="string" calcext:value-type="string">
            <text:p>SMT Assembly </text:p>
          </table:table-cell>
          <table:table-cell table:style-name="ce23" office:value-type="currency" office:currency="USD" office:value="66.28" calcext:value-type="currency">
            <text:p>$66.28</text:p>
          </table:table-cell>
          <table:table-cell table:number-columns-repeated="16382"/>
        </table:table-row>
        <table:table-row table:style-name="ro2">
          <table:table-cell table:style-name="ce22" office:value-type="string" calcext:value-type="string">
            <text:p>Confirm Parts Placement: </text:p>
          </table:table-cell>
          <table:table-cell table:style-name="ce23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22" office:value-type="string" calcext:value-type="string">
            <text:p>Packaging fee: </text:p>
          </table:table-cell>
          <table:table-cell table:style-name="ce23" office:value-type="currency" office:currency="USD" office:value="0.49" calcext:value-type="currency">
            <text:p>$0.49</text:p>
          </table:table-cell>
          <table:table-cell/>
          <table:table-cell office:value-type="string" calcext:value-type="string">
            <text:p>PCB 5-6 days</text:p>
          </table:table-cell>
          <table:table-cell office:value-type="string" calcext:value-type="string">
            <text:p>castellated pads (ENIG)</text:p>
          </table:table-cell>
          <table:table-cell table:number-columns-repeated="1637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3-4 days assembly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2-4 days DHL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formula="of:=SUM([.B7:.B24])" office:value-type="currency" office:currency="USD" office:value="1224.87" calcext:value-type="currency">
            <text:p>$1,224.87</text:p>
          </table:table-cell>
          <table:table-cell/>
          <table:table-cell office:value-type="string" calcext:value-type="string">
            <text:p>14 days aro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July 21 dead-ish date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Back-off mulitple weeks for programmming, assembly with stickers, charging, programming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6-18T22:16:28.758000000</dc:date>
    <meta:editing-duration>P7DT13H19M37S</meta:editing-duration>
    <meta:editing-cycles>25</meta:editing-cycles>
    <meta:document-statistic meta:table-count="5" meta:cell-count="440" meta:object-count="0"/>
  </office:meta>
</office:document-meta>
</file>